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font-size="16pt" style:font-size-asian="16pt" style:font-size-complex="16pt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>
      <style:paragraph-properties fo:margin-left="1.251cm" fo:margin-right="0cm" fo:margin-top="0cm" fo:margin-bottom="0cm" fo:text-indent="0cm" style:auto-text-indent="false"/>
    </style:style>
    <style:style style:name="P7" style:family="paragraph" style:parent-style-name="Text_20_body" style:list-style-name="L2">
      <style:paragraph-properties fo:margin-left="1.251cm" fo:margin-right="0cm" fo:margin-top="0cm" fo:margin-bottom="0cm" fo:text-indent="0cm" style:auto-text-indent="false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Środowisko programistyczne - laboratorium 5</text:p>
      <text:h text:style-name="P1" text:outline-level="4"/>
      <text:h text:style-name="P1" text:outline-level="4"><text:line-break/>Zadania:</text:h>
      <text:p text:style-name="P3"/>
      <text:list text:style-name="L1">
        <text:list-item>
          <text:p text:style-name="P5">Wyświetlić na ekranie kolejne liczby całkowite od <text:span text:style-name="T2">pierwszego argumentu skryptu</text:span> do <text:span text:style-name="T2">drugiego argumentu skryptu</text:span>.</text:p>
        </text:list-item>
        <text:list-item>
          <text:p text:style-name="P5">W bieżącym katalogu i we wszystkich jego podkatalogach zamienić rozszerzenia plików </text:p>
        </text:list-item>
      </text:list>
      <text:list text:style-name="L2">
        <text:list-item>
          <text:p text:style-name="P7">z <text:span text:style-name="T2">html</text:span> na <text:span text:style-name="T2">htm</text:span></text:p>
        </text:list-item>
        <text:list-item>
          <text:p text:style-name="P7">z <text:span text:style-name="T2">php3</text:span> na <text:span text:style-name="T2">php</text:span></text:p>
        </text:list-item>
      </text:list>
      <text:p text:style-name="P6">Jeżeli w nazwie pliku lub katalogu istnieje <text:span text:style-name="T2">spacja</text:span>, to należy zamienić ją na <text:span text:style-name="T2">znak podkreślenia.</text:span></text:p>
      <text:list text:style-name="L1" text:continue-numbering="true">
        <text:list-item>
          <text:p text:style-name="P5">Napisać skrypt zawierający funkcję obliczającą silnię. Następnie należy obliczyć silnię z liczby, która jest argumentem skryptu. W przypadku niepoprawnego argumentu należy wypisać odpowiedni komunikat.</text:p>
        </text:list-item>
        <text:list-item>
          <text:p text:style-name="P5">Napisać skrypt zbierający jak najwięcej informacji o użytkowniku manty, którego login jest jego argumentem. Jeżeli skrypt nie ma argumentu, to należy rozpatrzyć login osoby uruchamiającej skrypt.</text:p>
        </text:list-item>
        <text:list-item>
          <text:p text:style-name="P5">Napisać skrypt wyszukujący plików (w katalogu domowym użytkownika i jego podkatalogach), króre zawierają <text:s/>łańcuch znaków będący argumentem skryptu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er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er" style:next-style-name="Text_20_body" style:class="text" style:master-page-name="" style:default-outline-level="4">
      <style:paragraph-properties fo:margin-top="0cm" fo:margin-bottom="0cm" style:page-number="auto"/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style:font-name="Arial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>
      <style:footer>
        <text:p text:style-name="Footer"><text:span text:style-name="T1">opracował Robert Fidytek, aktualizacja: </text:span><text:span text:style-name="T1"><text:date style:data-style-name="N79" text:date-value="2008-11-05T12:30:53.07" text:fixed="true">środa 5 listopad 2008</text:date></text:span><text:span text:style-name="T1">, </text:span><text:span text:style-name="T1"><text:time style:data-style-name="N41" text:time-value="2008-11-05T12:31:10.14" text:fixed="true">12:31:10</text:time></text:span><text:tab/><text:span text:style-name="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Robert Fidytek</meta:initial-creator>
    <meta:creation-date>2008-10-02T18:55:38</meta:creation-date>
    <dc:creator>Robert Fidytek</dc:creator>
    <dc:date>2008-11-05T12:31:14</dc:date>
    <meta:editing-cycles>45</meta:editing-cycles>
    <meta:editing-duration>PT3H3M29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1" meta:word-count="125" meta:character-count="955"/>
  </office:meta>
</office:document-meta>
</file>